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0105" officeooo:paragraph-rsid="00100105"/>
    </style:style>
    <style:style style:name="P2" style:family="paragraph" style:parent-style-name="Text_20_body">
      <style:text-properties officeooo:rsid="001138f9" officeooo:paragraph-rsid="001138f9"/>
    </style:style>
    <style:style style:name="P3" style:family="paragraph" style:parent-style-name="Text_20_body">
      <style:text-properties officeooo:rsid="001385e5" officeooo:paragraph-rsid="001385e5"/>
    </style:style>
    <style:style style:name="P4" style:family="paragraph" style:parent-style-name="Text_20_body">
      <style:text-properties officeooo:rsid="00139a30" officeooo:paragraph-rsid="00139a30"/>
    </style:style>
    <style:style style:name="P5" style:family="paragraph" style:parent-style-name="Text_20_body">
      <style:text-properties officeooo:rsid="00155334" officeooo:paragraph-rsid="00155334"/>
    </style:style>
    <style:style style:name="P6" style:family="paragraph" style:parent-style-name="Text_20_body">
      <style:text-properties officeooo:rsid="0015b1c1" officeooo:paragraph-rsid="0015b1c1"/>
    </style:style>
    <style:style style:name="P7" style:family="paragraph" style:parent-style-name="Text_20_body">
      <style:text-properties officeooo:rsid="00188e00" officeooo:paragraph-rsid="00188e00"/>
    </style:style>
    <style:style style:name="P8" style:family="paragraph" style:parent-style-name="Text_20_body">
      <style:text-properties officeooo:rsid="001a67c0" officeooo:paragraph-rsid="001a67c0"/>
    </style:style>
    <style:style style:name="P9" style:family="paragraph" style:parent-style-name="Text_20_body">
      <style:text-properties officeooo:rsid="001a67c0" officeooo:paragraph-rsid="001c3f64"/>
    </style:style>
    <style:style style:name="P10" style:family="paragraph" style:parent-style-name="Text_20_body">
      <style:text-properties officeooo:rsid="001e3a53" officeooo:paragraph-rsid="001e3a53"/>
    </style:style>
    <style:style style:name="P11" style:family="paragraph" style:parent-style-name="Text_20_body">
      <style:text-properties officeooo:rsid="001ebc04" officeooo:paragraph-rsid="001ebc04"/>
    </style:style>
    <style:style style:name="P12" style:family="paragraph" style:parent-style-name="Text_20_body">
      <style:text-properties officeooo:rsid="00208043" officeooo:paragraph-rsid="00208043"/>
    </style:style>
    <style:style style:name="P13" style:family="paragraph" style:parent-style-name="Text_20_body">
      <style:text-properties officeooo:rsid="0021ab2c" officeooo:paragraph-rsid="0021ab2c"/>
    </style:style>
    <style:style style:name="P14" style:family="paragraph" style:parent-style-name="Text_20_body">
      <style:text-properties officeooo:rsid="001e3a53" officeooo:paragraph-rsid="001e3a53"/>
    </style:style>
    <style:style style:name="T1" style:family="text">
      <style:text-properties officeooo:rsid="000db5cb"/>
    </style:style>
    <style:style style:name="T2" style:family="text">
      <style:text-properties officeooo:rsid="000e1537"/>
    </style:style>
    <style:style style:name="T3" style:family="text">
      <style:text-properties officeooo:rsid="00100105"/>
    </style:style>
    <style:style style:name="T4" style:family="text">
      <style:text-properties officeooo:rsid="0011ed3f"/>
    </style:style>
    <style:style style:name="T5" style:family="text">
      <style:text-properties officeooo:rsid="001bd763"/>
    </style:style>
    <style:style style:name="T6" style:family="text">
      <style:text-properties officeooo:rsid="0021ab2c"/>
    </style:style>
    <style:style style:name="T7" style:family="text">
      <style:text-properties officeooo:rsid="00241f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Linux文件系统类型的分类：</text:h>
      <text:p text:style-name="Text_20_body"><text:span text:style-name="T1"><text:tab/>1</text:span>普通文件：</text:p>
      <text:p text:style-name="Text_20_body">普通文件的文件名不要超过<text:span text:style-name="T1">255个字符，建议不要使用空白字符和其他的保留字符，并且，我们可以给文件所以添加扩展名但是Linux打开文件不识别扩展名，我们用什么样的解释器去打开文件我们就会得到什么结果大不了报错</text:span></text:p>
      <text:p text:style-name="Text_20_body"><text:tab/><text:span text:style-name="T2">2 目录文件：</text:span></text:p>
      <text:p text:style-name="Text_20_body">我们的目录文件包含一些文件名和子目录名，一个目录文件是由一组目录项以及文件构成的，其中./..分别代表当前目录和父目录</text:p>
      <text:p text:style-name="Text_20_body"><text:tab/><text:span text:style-name="T2">3 符号链接文件：</text:span></text:p>
      <text:p text:style-name="Text_20_body">符号链接文件是指向另一个文件的文件类型，他的数据内容是另外一个文件的地址</text:p>
      <text:p text:style-name="Text_20_body"><text:tab/><text:span text:style-name="T3">4 设备文件：</text:span></text:p>
      <text:p text:style-name="Text_20_body">设备文件是访问硬盘的设备，包括键盘，终端，硬盘等等，每一种硬件都有自己的设备文件名称，设备文件分为字符设备文件和块设备文件，设备文件一般存放在/dev目录下</text:p>
      <text:p text:style-name="Text_20_body"><text:tab/></text:p>
      <text:h text:style-name="Heading_20_1" text:outline-level="1">2.文件系统的目录结构</text:h>
      <text:p text:style-name="P1">1.Linux的文件系统目录采用分层树型的目录结构，所有的文件系统都是从/根目录下开始的，根目录包含所有的目录和文件</text:p>
      <text:p text:style-name="P1">2./bin：存放重要的Linux的可执行文件，包括大量的命令</text:p>
      <text:p text:style-name="P1">3./boot:引导启动Linux的文件</text:p>
      <text:p text:style-name="P1">4./dev:设备文件，连接存放在计算机上的设备对应的文件</text:p>
      <text:p text:style-name="P1">5./etc:系统配置文件，全部由管理员使用</text:p>
      <text:p text:style-name="P1">6./home:一般用户的主目录</text:p>
      <text:p text:style-name="P1">7./lib:存放了重要的库文件</text:p>
      <text:p text:style-name="P1">8./usr:存放用户使用的系统命令等等</text:p>
      <text:p text:style-name="P1">9./var:存放在系统运行中会发生改变的数据</text:p>
      <text:p text:style-name="P1"/>
      <text:p text:style-name="P1"/>
      <text:p text:style-name="P1"/>
      <text:p text:style-name="P1"/>
      <text:h text:style-name="Heading_20_1" text:outline-level="1"><text:soft-page-break/>3.文件系统常用命令</text:h>
      <text:p text:style-name="P2">1.ls -l -a /ls -la:a列出所有的文件包括隐藏文件，Linux中的隐藏文件用.开头，l使用长格式列出所有的文件的基本信息，这里需要注意到，我们引用参数l的时候会出现的第二个数字代表文件的连接数量（也就是目录文件的下属子目录的数目，这里包括当前目录和父目录）</text:p>
      <text:p text:style-name="P2"><text:span text:style-name="T4">2.</text:span>mkdir:创建子目录</text:p>
      <text:p text:style-name="P2"><text:tab/>-m:设定创建的子目录的使用权限</text:p>
      <text:p text:style-name="P2"><text:tab/>-v:每次创建目录都会返回信息</text:p>
      <text:p text:style-name="P3">3.rmdir filename – 删除目录文件 / rm -r filename可以实现相同的效果</text:p>
      <text:p text:style-name="P4">4.cd :切换目录命令，后接绝对路径或者相对路径</text:p>
      <text:p text:style-name="P5">5.文件编辑命令：vi/vim/gedit – 局可以对文件进行编辑，在Vim中我们可以通过Ctrl+C或者Esc命令进入命令模式，或者我们采用i进入编辑模式，wq/wq!保存并强制退出，q退出不保存</text:p>
      <text:p text:style-name="P6">6.mv:</text:p>
      <text:p text:style-name="P6"><text:tab/>mv命令可以用来对文件或者目录重命名，并且还可以进行文件和目录的移动操作,并且我们的*好用在目录之后还可以表示我们将目录下的所有文件都进行移动</text:p>
      <text:p text:style-name="P7">7.cp:将文件或者目录赋值到其他目录中,只会移动文件不会移动目录，并且和mv一样支持*移动目录下的所有的文件,就算在目录下还要目录，我们还是跳过目录，只将第一层的文件复制过去</text:p>
      <text:p text:style-name="P8">8.rm：删除命令 -r递归删除目录下的所有的文件 -f删除不存在的文件 -i每次删除的时候的进行请示，这在我们递归删除的时候很有用</text:p>
      <text:p text:style-name="P9">9.grep:在指定的文件中查找特定的内容，注意是文件(这里的文件有特殊的含义，可以使我们指定的文件，也可以是利用管道重定向的内容)</text:p>
      <text:p text:style-name="P9">grep 参数 pattern 文件名：我们这里的文件名其实可以不仅仅是文件名<text:span text:style-name="T5">，也可以是文件集合，我们上面都知道了，我们采用符号*来表示我们的目录下的所有的文件，所以这里我们的grep如果用上*表示在当前的目录下的第一层的所有文件中进行查询*name*还可以表示在含有name的文件中进行grep查询</text:span></text:p>
      <text:p text:style-name="P10">10.find:</text:p>
      <text:p text:style-name="P10">find 路径(绝对路径或者相对路径) 参数 名称</text:p>
      <text:p text:style-name="P10">参数：</text:p>
      <text:p text:style-name="P10">-user ：查找路径下用户的所有文件</text:p>
      <text:p text:style-name="P10">-name:查找路径下的名称的文件</text:p>
      <text:p text:style-name="P10">-<text:span text:style-name="T7">print：参数print可以将find查询的内容打印出来，因为默认的我们使用了打印的作用，所以说我们打印到屏幕上，但是我们常用来重定向到别的文件中这就很有用了,因为默认了print的使用，所以我们重定</text:span><text:soft-page-break/><text:span text:style-name="T7">向的时候可以不用加这个print,但是一旦加了print我们的print必须用在文件名之后，也就是命令行的最后</text:span></text:p>
      <text:p text:style-name="P11">11.head / tail：查询文件的前几行后者后几行 -n参数表示行数</text:p>
      <text:p text:style-name="P11">12.wc：统计文件的一些信息，按顺序，行数 – 单词数 – 字节数 – 名称</text:p>
      <text:p text:style-name="P12"/>
      <text:p text:style-name="P12">13.gzip / bzip2 :</text:p>
      <text:p text:style-name="P12">对文件进行亚索，目录不可压缩，除非木尅被打包成tar格式，生成tar格式的压缩包</text:p>
      <text:p text:style-name="P12">-d 属性表示对应的解压缩</text:p>
      <text:p text:style-name="P12">我们需要知道gzip的压缩文件之后源文件会被删除，除非我们采用bzip2 -k属性可以保留源文件，不用默认也是压缩之后进行删除</text:p>
      <text:p text:style-name="P12">14.tar - 备份命令</text:p>
      <text:p text:style-name="P12">打包常用的参数<text:span text:style-name="T6">：-cvf(打包生成新的tar后缀文件) <text:s/>新的包名 <text:s/>打包的文件或者目录</text:span></text:p>
      <text:p text:style-name="P12">解包常用的参数<text:span text:style-name="T6">：-xvf(从备份中取出文件) <text:s/>包名 ：解包于当前目录下</text:span></text:p>
      <text:p text:style-name="P12">生成的tar包文件可以进行压缩对应的压缩方式gzip或者bzip<text:span text:style-name="T6">2</text:span></text:p>
      <text:p text:style-name="P13">z,j参数分别是gzip和bzip2的解压缩方式</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8:37:11.247623054</meta:creation-date>
    <meta:generator>LibreOffice/5.1.4.2$Linux_X86_64 LibreOffice_project/10m0$Build-2</meta:generator>
    <dc:date>2017-02-25T12:15:14.712263963</dc:date>
    <meta:editing-duration>PT1H17M53S</meta:editing-duration>
    <meta:editing-cycles>24</meta:editing-cycles>
    <meta:document-statistic meta:table-count="0" meta:image-count="0" meta:object-count="0" meta:page-count="3" meta:paragraph-count="51" meta:word-count="1590" meta:character-count="1976" meta:non-whitespace-character-count="1918"/>
  </office:meta>
</office:document-meta>
</file>